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64d" officeooo:paragraph-rsid="0006f64d"/>
    </style:style>
    <style:style style:name="P2" style:family="paragraph" style:parent-style-name="Standard">
      <style:text-properties officeooo:rsid="000713af" officeooo:paragraph-rsid="000713af"/>
    </style:style>
    <style:style style:name="P3" style:family="paragraph" style:parent-style-name="Standard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Muli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Muli" fo:font-size="10pt" fo:font-weight="normal" officeooo:rsid="000a1e43" officeooo:paragraph-rsid="000a1e43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Muli" fo:font-size="10pt" fo:font-weight="normal" officeooo:rsid="000bca0f" officeooo:paragraph-rsid="000bca0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Muli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Muli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Muli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Muli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Muli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16" style:family="paragraph" style:parent-style-name="Standard" style:list-style-name="L6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18" style:family="paragraph" style:parent-style-name="Standard" style:list-style-name="L7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Muli" fo:font-size="10pt" fo:font-weight="bold" officeooo:rsid="0007af57" officeooo:paragraph-rsid="0007af57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Muli" fo:font-size="10pt" fo:font-weight="bold" officeooo:rsid="000a1e43" officeooo:paragraph-rsid="000a1e4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Muli" fo:font-size="10pt" fo:font-weight="bold" officeooo:rsid="000e91da" officeooo:paragraph-rsid="000e91da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Muli" fo:font-size="10pt" fo:font-weight="bold" officeooo:rsid="00123861" officeooo:paragraph-rsid="00123861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Muli" fo:font-size="10pt" fo:font-weight="bold" officeooo:rsid="00130e58" officeooo:paragraph-rsid="00130e58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Muli" fo:font-size="10pt" fo:font-weight="bold" officeooo:rsid="000713af" officeooo:paragraph-rsid="000713af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Muli" fo:font-size="10pt" officeooo:rsid="0006f64d" officeooo:paragraph-rsid="00130e58" style:font-size-asian="10pt" style:font-size-complex="10pt"/>
    </style:style>
    <style:style style:name="P26" style:family="paragraph" style:parent-style-name="Standard">
      <style:text-properties style:font-name="Muli" fo:font-size="10pt" officeooo:rsid="0006f64d" officeooo:paragraph-rsid="0006f64d" style:font-size-asian="10pt" style:font-size-complex="10pt"/>
    </style:style>
    <style:style style:name="P27" style:family="paragraph" style:parent-style-name="Standard" style:list-style-name="L1">
      <style:text-properties style:font-name="Muli" fo:font-size="10pt" officeooo:rsid="0006f64d" officeooo:paragraph-rsid="0006f64d" style:font-size-asian="10pt" style:font-size-complex="10pt"/>
    </style:style>
    <style:style style:name="P28" style:family="paragraph" style:parent-style-name="Standard" style:list-style-name="L1">
      <style:text-properties style:font-name="Muli" fo:font-size="10pt" officeooo:paragraph-rsid="0006f64d" style:font-size-asian="10pt" style:font-size-complex="10pt"/>
    </style:style>
    <style:style style:name="P29" style:family="paragraph" style:parent-style-name="Standard">
      <style:text-properties style:font-name="Muli" fo:font-size="10pt" officeooo:rsid="000a1e43" officeooo:paragraph-rsid="000a1e43" style:font-size-asian="10pt" style:font-size-complex="10pt"/>
    </style:style>
    <style:style style:name="P30" style:family="paragraph" style:parent-style-name="Standard">
      <style:text-properties style:font-name="Muli" fo:font-size="10pt" officeooo:rsid="00130e58" officeooo:paragraph-rsid="00130e58" style:font-size-asian="10pt" style:font-size-complex="10pt"/>
    </style:style>
    <style:style style:name="P31" style:family="paragraph" style:parent-style-name="Standard" style:list-style-name="L5">
      <style:text-properties style:font-name="Muli" fo:font-size="10pt" officeooo:rsid="00130e58" officeooo:paragraph-rsid="00130e58" style:font-size-asian="10pt" style:font-size-complex="10pt"/>
    </style:style>
    <style:style style:name="P32" style:family="paragraph" style:parent-style-name="Standard">
      <style:text-properties style:font-name="Muli" fo:font-size="10pt" officeooo:rsid="000713af" officeooo:paragraph-rsid="000713af" style:font-size-asian="10pt" style:font-size-complex="10pt"/>
    </style:style>
    <style:style style:name="P33" style:family="paragraph" style:parent-style-name="Standard">
      <style:text-properties style:font-name="Muli" fo:font-size="16pt" fo:font-weight="bold" officeooo:rsid="0006f64d" officeooo:paragraph-rsid="0006f64d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Muli" fo:font-size="16pt" fo:font-weight="bold" officeooo:rsid="00077389" officeooo:paragraph-rsid="00077389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Muli" officeooo:rsid="0006f64d" officeooo:paragraph-rsid="0006f64d"/>
    </style:style>
    <style:style style:name="P36" style:family="paragraph" style:parent-style-name="Standard" style:list-style-name="L4">
      <style:text-properties style:font-name="Muli" officeooo:rsid="000a1e43" officeooo:paragraph-rsid="000a1e43"/>
    </style:style>
    <style:style style:name="P37" style:family="paragraph" style:parent-style-name="Standard">
      <style:text-properties style:font-name="DejaVu Sans Mono" fo:font-size="10pt" officeooo:rsid="000713af" officeooo:paragraph-rsid="000713af" style:font-size-asian="10pt" style:font-size-complex="10pt"/>
    </style:style>
    <style:style style:name="P38" style:family="paragraph" style:parent-style-name="Standard">
      <style:text-properties style:font-name="DejaVu Sans Mono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DejaVu Sans Mono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DejaVu Sans Mono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DejaVu Sans Mono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DejaVu Sans Mono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DejaVu Sans Mono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DejaVu Sans Mono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DejaVu Sans Mono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DejaVu Sans Mono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DejaVu Sans Mono" fo:font-size="10pt" fo:font-weight="normal" officeooo:rsid="000a1e43" officeooo:paragraph-rsid="000a1e43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weight="normal" officeooo:rsid="000713af" officeooo:paragraph-rsid="000713af" style:font-weight-asian="normal" style:font-weight-complex="normal"/>
    </style:style>
    <style:style style:name="T1" style:family="text">
      <style:text-properties officeooo:rsid="0006f6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DejaVu Sans Mono"/>
    </style:style>
    <style:style style:name="T5" style:family="text">
      <style:text-properties style:text-line-through-style="none" style:text-line-through-type="none" style:font-name="DejaVu Sans Mono" fo:font-size="10pt" style:font-size-asian="10pt" style:font-size-complex="10pt"/>
    </style:style>
    <style:style style:name="T6" style:family="text">
      <style:text-properties style:text-line-through-style="none" style:text-line-through-type="none" style:font-name="DejaVu Sans Mono" officeooo:rsid="000a1e43"/>
    </style:style>
    <style:style style:name="T7" style:family="text">
      <style:text-properties style:text-line-through-style="none" style:text-line-through-type="none" style:font-name="DejaVu Sans Mono" officeooo:rsid="00077389"/>
    </style:style>
    <style:style style:name="T8" style:family="text">
      <style:text-properties style:text-line-through-style="none" style:text-line-through-type="none" style:font-name="DejaVu Sans Mono" officeooo:rsid="00161112"/>
    </style:style>
    <style:style style:name="T9" style:family="text">
      <style:text-properties style:text-line-through-style="none" style:text-line-through-type="none" style:font-name="DejaVu Sans Mono" officeooo:rsid="0010f9bd"/>
    </style:style>
    <style:style style:name="T10" style:family="text">
      <style:text-properties style:text-line-through-style="none" style:text-line-through-type="none" officeooo:rsid="00077389"/>
    </style:style>
    <style:style style:name="T11" style:family="text">
      <style:text-properties style:text-line-through-style="none" style:text-line-through-type="none" officeooo:rsid="00083bc5"/>
    </style:style>
    <style:style style:name="T12" style:family="text">
      <style:text-properties style:text-line-through-style="none" style:text-line-through-type="none" officeooo:rsid="000a1e43"/>
    </style:style>
    <style:style style:name="T13" style:family="text">
      <style:text-properties style:text-line-through-style="none" style:text-line-through-type="none" officeooo:rsid="000e91da"/>
    </style:style>
    <style:style style:name="T14" style:family="text">
      <style:text-properties style:text-line-through-style="none" style:text-line-through-type="none" fo:font-weight="bold" style:font-weight-asian="bold" style:font-weight-complex="bold"/>
    </style:style>
    <style:style style:name="T15" style:family="text">
      <style:text-properties style:text-line-through-style="none" style:text-line-through-type="none" officeooo:rsid="0010f9bd"/>
    </style:style>
    <style:style style:name="T16" style:family="text">
      <style:text-properties style:text-line-through-style="none" style:text-line-through-type="none" officeooo:rsid="00123861"/>
    </style:style>
    <style:style style:name="T17" style:family="text">
      <style:text-properties style:font-name="DejaVu Sans Mono"/>
    </style:style>
    <style:style style:name="T18" style:family="text">
      <style:text-properties style:font-name="DejaVu Sans Mono" fo:font-size="10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5b843" style:font-size-asian="10pt" style:font-size-complex="10pt"/>
    </style:style>
    <style:style style:name="T21" style:family="text">
      <style:text-properties officeooo:rsid="0015b8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erilated Counter tutorial</text:p>
      <text:p text:style-name="P35"/>
      <text:p text:style-name="P25"><text:span text:style-name="T2">Goal:</text:span></text:p>
      <text:p text:style-name="P25"><text:span text:style-name="T2"/></text:p>
      <text:p text:style-name="P25">Starting from a template:</text:p>
      <text:p text:style-name="P26"/>
      <text:list xml:id="list3015157989" text:style-name="L1">
        <text:list-item>
          <text:p text:style-name="P28"><text:span text:style-name="T1">Build a verilated model of the counter</text:span></text:p>
        </text:list-item>
        <text:list-item>
          <text:p text:style-name="P27">Interact with it using a testbench</text:p>
        </text:list-item>
        <text:list-item>
          <text:p text:style-name="P27">Add functions and tasks to work with internal state</text:p>
        </text:list-item>
        <text:list-item>
          <text:p text:style-name="P27">Dump traces and visualise in GTKWave</text:p>
        </text:list-item>
      </text:list>
      <text:p text:style-name="P26"/>
      <text:p text:style-name="P20">Resources:</text:p>
      <text:p text:style-name="P29"/>
      <text:list xml:id="list3201294555" text:style-name="L4">
        <text:list-item>
          <text:p text:style-name="P36"><text:span text:style-name="T19">Chip hack website: </text:span><text:a xlink:type="simple" xlink:href="http://chiphack.org/" text:style-name="Internet_20_link" text:visited-style-name="Visited_20_Internet_20_Link"><text:span text:style-name="T20">http://chiphack.org</text:span></text:a><text:span text:style-name="T20"> </text:span></text:p>
        </text:list-item>
        <text:list-item>
          <text:p text:style-name="P36"><text:span text:style-name="T19">OSHCamp talk slides: </text:span><text:a xlink:type="simple" xlink:href="http://gmarkall.github.io/tutorials/oshcamp-2018/#1" text:style-name="Internet_20_link" text:visited-style-name="Visited_20_Internet_20_Link"><text:span text:style-name="T19">http://gmarkall.github.io/tutorials/oshcamp-2018/#1</text:span></text:a><text:span text:style-name="T19"> </text:span><text:span text:style-name="T20">and </text:span><text:a xlink:type="simple" xlink:href="https://github.com/gmarkall/tutorials/raw/gh-pages/oshcamp-2018/oshcamp-2018-embecosm.pdf" text:style-name="Internet_20_link" text:visited-style-name="Visited_20_Internet_20_Link"><text:span text:style-name="T20">https://github.com/gmarkall/tutorials/raw/gh-pages/oshcamp-2018/oshcamp-2018-embecosm.pdf</text:span></text:a><text:span text:style-name="T20"> </text:span></text:p>
        </text:list-item>
      </text:list>
      <text:p text:style-name="P26"/>
      <text:p text:style-name="P23">Solution:</text:p>
      <text:p text:style-name="P30"/>
      <text:list xml:id="list1016972529" text:style-name="L5">
        <text:list-item>
          <text:p text:style-name="P31">A worked solution to this exercise is available in the <text:span text:style-name="T17">write_with_task</text:span> branch of the source repository obtained below.</text:p>
        </text:list-item>
      </text:list>
      <text:p text:style-name="P26"/>
      <text:p text:style-name="P34">Steps</text:p>
      <text:p text:style-name="P35"/>
      <text:p text:style-name="P24">Obtaining source:</text:p>
      <text:p text:style-name="P26"/>
      <text:p text:style-name="P26">Clone the template source:</text:p>
      <text:p text:style-name="P1"/>
      <text:p text:style-name="P1"><text:span text:style-name="T18"><text:s text:c="2"/>git clone -</text:span><text:span text:style-name="T5">b tutorial_start </text:span><text:a xlink:type="simple" xlink:href="https://github.com/gmarkall/verilated-counter.git" text:style-name="Internet_20_link" text:visited-style-name="Visited_20_Internet_20_Link"><text:span text:style-name="T5">https://github.com/gmarkall/verilated-counter.git</text:span></text:a></text:p>
      <text:p text:style-name="P1"><text:span text:style-name="T3"/></text:p>
      <text:p text:style-name="P24"><text:span text:style-name="T3">Building:</text:span></text:p>
      <text:p text:style-name="P32"><text:span text:style-name="T3"/></text:p>
      <text:p text:style-name="P32"><text:span text:style-name="T3">Run:</text:span></text:p>
      <text:p text:style-name="P2"><text:span text:style-name="T3"/></text:p>
      <text:p text:style-name="P37"><text:span text:style-name="T3"><text:s text:c="2"/>make</text:span></text:p>
      <text:p text:style-name="P2"><text:span text:style-name="T3"/></text:p>
      <text:p text:style-name="P32"><text:span text:style-name="T3">In the initial state the build fails because the implementation is incomplete.</text:span></text:p>
      <text:p text:style-name="P32"><text:span text:style-name="T3"/></text:p>
      <text:p text:style-name="P32"><text:span text:style-name="T3">Have a look at the file counter.v – try to understand its implementation and how it works.</text:span></text:p>
      <text:p text:style-name="P32"><text:span text:style-name="T3"/></text:p>
      <text:p text:style-name="P24"><text:span text:style-name="T3">Completing the top module:</text:span></text:p>
      <text:p text:style-name="P24"><text:span text:style-name="T3"/></text:p>
      <text:p text:style-name="P3"><text:span text:style-name="T3">The interface to the module needs completing – it has no inputs and outputs defined:</text:span></text:p>
      <text:p text:style-name="P48"><text:span text:style-name="T3"/></text:p>
      <text:p text:style-name="P38"><text:span text:style-name="T3"><text:s text:c="2"/>module top</text:span></text:p>
      <text:p text:style-name="P38"><text:span text:style-name="T3"><text:s text:c="2"/>#( </text:span></text:p>
      <text:p text:style-name="P38"><text:span text:style-name="T3"><text:s text:c="4"/>// Parameter list</text:span></text:p>
      <text:p text:style-name="P38"><text:span text:style-name="T3"><text:s text:c="3"/>)</text:span></text:p>
      <text:p text:style-name="P38"><text:soft-page-break/><text:span text:style-name="T3"><text:s text:c="2"/>( </text:span></text:p>
      <text:p text:style-name="P38"><text:span text:style-name="T3"><text:s text:c="4"/>// Port list</text:span></text:p>
      <text:p text:style-name="P38"><text:span text:style-name="T3"><text:s text:c="4"/>/* Fill in inputs and outputs to module */</text:span></text:p>
      <text:p text:style-name="P38"><text:span text:style-name="T3"><text:s text:c="2"/>);</text:span></text:p>
      <text:p text:style-name="P38"><text:span text:style-name="T3"/></text:p>
      <text:p text:style-name="P3"><text:span text:style-name="T3">We want to expose all of the inputs and outputs of the counter, so our top module needs:</text:span></text:p>
      <text:p text:style-name="P3"><text:span text:style-name="T3"/></text:p>
      <text:list xml:id="list409203415" text:style-name="L2">
        <text:list-item>
          <text:p text:style-name="P4"><text:span text:style-name="T3">3 1-bit inputs for clock, reset, and enable</text:span></text:p>
        </text:list-item>
        <text:list-item>
          <text:p text:style-name="P4"><text:span text:style-name="T3">1 8-bit output for the count</text:span></text:p>
        </text:list-item>
      </text:list>
      <text:p text:style-name="P3"><text:span text:style-name="T3"/></text:p>
      <text:p text:style-name="P3"><text:span text:style-name="T3">The counter is already instantiated, but its inputs and outputs are not connected up:</text:span></text:p>
      <text:p text:style-name="P3"><text:span text:style-name="T3"/></text:p>
      <text:p text:style-name="P38"><text:span text:style-name="T3"><text:s text:c="2"/>counter</text:span></text:p>
      <text:p text:style-name="P38"><text:span text:style-name="T3"><text:s text:c="3"/>#(</text:span></text:p>
      <text:p text:style-name="P38"><text:span text:style-name="T3"><text:s text:c="5"/>.CYCLES_PER_COUNT ( 4 )</text:span></text:p>
      <text:p text:style-name="P38"><text:span text:style-name="T3"><text:s text:c="4"/>)</text:span></text:p>
      <text:p text:style-name="P38"><text:span text:style-name="T3"><text:s text:c="2"/>counter_i</text:span></text:p>
      <text:p text:style-name="P38"><text:span text:style-name="T3"><text:s text:c="4"/>(</text:span></text:p>
      <text:p text:style-name="P38"><text:span text:style-name="T3"><text:s text:c="6"/>/* Connect inputs and outputs of counter to</text:span></text:p>
      <text:p text:style-name="P38"><text:span text:style-name="T3"><text:s text:c="7"/>* top module inputs and outputs */</text:span></text:p>
      <text:p text:style-name="P38"><text:span text:style-name="T3"><text:s text:c="4"/>);</text:span></text:p>
      <text:p text:style-name="P3"><text:span text:style-name="T3"/></text:p>
      <text:p text:style-name="P3"><text:span text:style-name="T3">Each input and output needs connecting to the corresponding input and output of the top module. Do this for each of them. </text:span><text:span text:style-name="T10">For example to connect the </text:span><text:span text:style-name="T7">clock_i</text:span><text:span text:style-name="T10"> input of the counter to the </text:span><text:span text:style-name="T7">clock</text:span><text:span text:style-name="T10"> wire of our top module:</text:span></text:p>
      <text:p text:style-name="P3"><text:span text:style-name="T3"/></text:p>
      <text:p text:style-name="P38"><text:span text:style-name="T3"><text:s text:c="2"/>.</text:span><text:span text:style-name="T10">clock_i ( clock ),</text:span></text:p>
      <text:p text:style-name="P3"><text:span text:style-name="T10"/></text:p>
      <text:p text:style-name="P5"><text:span text:style-name="T3">Build the model again:</text:span></text:p>
      <text:p text:style-name="P5"><text:span text:style-name="T3"/></text:p>
      <text:p text:style-name="P39"><text:span text:style-name="T3"><text:s text:c="2"/>make</text:span></text:p>
      <text:p text:style-name="P39"><text:span text:style-name="T3"/></text:p>
      <text:p text:style-name="P5"><text:span text:style-name="T3">The Verilator run and compilation of the verilated code should complete without error, but the testbench will fail to compile.</text:span></text:p>
      <text:p text:style-name="P5"><text:span text:style-name="T3"/></text:p>
      <text:p text:style-name="P19"><text:span text:style-name="T3">Completing the C++ test bench</text:span></text:p>
      <text:p text:style-name="P19"><text:span text:style-name="T3"/></text:p>
      <text:p text:style-name="P6"><text:span text:style-name="T3">The C++ testbench (testbench.cpp) already instantiates the model, but it has no implementation of the </text:span><text:span text:style-name="T4">clockModel() </text:span><text:span text:style-name="T3">function. The </text:span><text:span text:style-name="T4">clockModel()</text:span><text:span text:style-name="T3"> function should:</text:span></text:p>
      <text:p text:style-name="P6"><text:span text:style-name="T3"/></text:p>
      <text:list xml:id="list911396096" text:style-name="L3">
        <text:list-item>
          <text:p text:style-name="P7"><text:span text:style-name="T3">Set the clock pin to 0</text:span></text:p>
        </text:list-item>
        <text:list-item>
          <text:p text:style-name="P7"><text:span text:style-name="T3">Call the </text:span><text:span text:style-name="T4">eval()</text:span><text:span text:style-name="T3"> function of the model</text:span></text:p>
        </text:list-item>
        <text:list-item>
          <text:p text:style-name="P7"><text:span text:style-name="T3">Set the clock pin to 1</text:span></text:p>
        </text:list-item>
        <text:list-item>
          <text:p text:style-name="P7"><text:span text:style-name="T3">Call the </text:span><text:span text:style-name="T4">eval()</text:span><text:span text:style-name="T3"> function again.</text:span></text:p>
        </text:list-item>
      </text:list>
      <text:p text:style-name="P6"><text:span text:style-name="T3"/></text:p>
      <text:p text:style-name="P6"><text:span text:style-name="T3">Add an implementation of the </text:span><text:span text:style-name="T4">clockModel()</text:span><text:span text:style-name="T3"> function and rebuild:</text:span></text:p>
      <text:p text:style-name="P6"><text:span text:style-name="T3"/></text:p>
      <text:p text:style-name="P40"><text:span text:style-name="T3"><text:s text:c="2"/>make</text:span></text:p>
      <text:p text:style-name="P6"><text:span text:style-name="T3"/></text:p>
      <text:p text:style-name="P8"><text:span text:style-name="T3">You should now be able to run the test bench</text:span><text:span text:style-name="T11">. </text:span><text:span text:style-name="T3">At present the model will be driven forward in time, but none of the model state will be outputted.</text:span></text:p>
      <text:p text:style-name="P8"><text:span text:style-name="T3"/></text:p>
      <text:p text:style-name="P11"><text:span text:style-name="T3">You can now execute the testbench with:</text:span></text:p>
      <text:p text:style-name="P11"><text:soft-page-break/><text:span text:style-name="T3"/></text:p>
      <text:p text:style-name="P42"><text:span text:style-name="T3"><text:s text:c="2"/>./testbench</text:span></text:p>
      <text:p text:style-name="P11"><text:span text:style-name="T3"/></text:p>
      <text:p text:style-name="P11"><text:span text:style-name="T3">Some output will be produced, but none of it represents any of the state in the model.</text:span></text:p>
      <text:p text:style-name="P8"><text:span text:style-name="T3"/></text:p>
      <text:p text:style-name="P20"><text:span text:style-name="T3">Displaying the counter output</text:span></text:p>
      <text:p text:style-name="P8"><text:span text:style-name="T3"/></text:p>
      <text:p text:style-name="P8"><text:span text:style-name="T3">The </text:span><text:span text:style-name="T4">outputState() </text:span><text:span text:style-name="T3">function is a placeholder for printing state:</text:span></text:p>
      <text:p text:style-name="P8"><text:span text:style-name="T3"/></text:p>
      <text:p text:style-name="P47"><text:span text:style-name="T3"><text:s text:c="2"/>void outputState() </text:span></text:p>
      <text:p text:style-name="P47"><text:span text:style-name="T3"><text:s text:c="2"/>{</text:span></text:p>
      <text:p text:style-name="P47"><text:span text:style-name="T3"><text:s text:c="4"/>/* Add code to output state */</text:span></text:p>
      <text:p text:style-name="P47"><text:span text:style-name="T3"><text:s text:c="2"/>}</text:span></text:p>
      <text:p text:style-name="P8"><text:span text:style-name="T3"/></text:p>
      <text:p text:style-name="P8"><text:span text:style-name="T3">You can access the counter through </text:span><text:span text:style-name="T4">model-&gt;count</text:span><text:span text:style-name="T3">. Add some code to print this value out in </text:span><text:span text:style-name="T4">outputState</text:span><text:span text:style-name="T8">()</text:span><text:span text:style-name="T3"> and recompile. </text:span><text:span text:style-name="T13">Running the testbench again should display the count in its output.</text:span></text:p>
      <text:p text:style-name="P8"><text:span text:style-name="T3"/></text:p>
      <text:p text:style-name="P20"><text:span text:style-name="T3">Accessing the internal counter with a function.</text:span></text:p>
      <text:p text:style-name="P8"><text:span text:style-name="T3"/></text:p>
      <text:p text:style-name="P8"><text:span text:style-name="T3">In counter.v, add a function to read the internal counter. A template for a function is:</text:span></text:p>
      <text:p text:style-name="P8"><text:span text:style-name="T3"/></text:p>
      <text:p text:style-name="P47"><text:span text:style-name="T3"><text:s text:c="2"/>function &lt;output width&gt; &lt;name&gt;;</text:span></text:p>
      <text:p text:style-name="P47"><text:span text:style-name="T3"><text:s text:c="4"/>/* verilator public */</text:span></text:p>
      <text:p text:style-name="P47"><text:span text:style-name="T3"><text:s text:c="4"/>begin</text:span></text:p>
      <text:p text:style-name="P47"><text:span text:style-name="T3"><text:s text:c="6"/>&lt;function statements&gt;;</text:span></text:p>
      <text:p text:style-name="P47"><text:span text:style-name="T3"><text:s text:c="4"/>end</text:span></text:p>
      <text:p text:style-name="P47"><text:span text:style-name="T3"><text:s text:c="2"/>endfunction</text:span></text:p>
      <text:p text:style-name="P8"><text:span text:style-name="T3"/></text:p>
      <text:p text:style-name="P8"><text:span text:style-name="T3">The output width is </text:span><text:span text:style-name="T4">[7:0]</text:span><text:span text:style-name="T3">, to match the width of the internal counter. In the function body, assign the internal counter value to the function name. </text:span></text:p>
      <text:p text:style-name="P8"><text:span text:style-name="T3"/></text:p>
      <text:p text:style-name="P9"><text:span text:style-name="T3">The function can be accessed from C++ through <text:s/></text:span><text:span text:style-name="T6">model-</text:span><text:span text:style-name="T4">&gt;</text:span><text:span text:style-name="T6">top-</text:span><text:span text:style-name="T4">&gt;</text:span><text:span text:style-name="T6">counter_i-</text:span><text:span text:style-name="T4">&gt;&lt;function name&gt;()</text:span><text:span text:style-name="T3"> - modify the </text:span><text:span text:style-name="T4">outputState()</text:span><text:span text:style-name="T3"> function so that it also outputs the internal counter value.</text:span></text:p>
      <text:p text:style-name="P9"><text:span text:style-name="T3"/></text:p>
      <text:p text:style-name="P10"><text:span text:style-name="T3">Re</text:span><text:span text:style-name="T13">compile the testbench. When you run it again, you should see both internal and external counter values.</text:span></text:p>
      <text:p text:style-name="P9"><text:span text:style-name="T12"/></text:p>
      <text:p text:style-name="P20"><text:span text:style-name="T3">Modifying the internal counter with a task</text:span></text:p>
      <text:p text:style-name="P8"><text:span text:style-name="T3"/></text:p>
      <text:p text:style-name="P10"><text:span text:style-name="T3">In counter.v, add a task to write the internal counter. It should take an input of with </text:span><text:span text:style-name="T4">[7:0] </text:span><text:span text:style-name="T3">and assign it to </text:span><text:span text:style-name="T4">internal_count</text:span><text:span text:style-name="T3">. A template for a task is:</text:span></text:p>
      <text:p text:style-name="P10"><text:span text:style-name="T3"/></text:p>
      <text:p text:style-name="P41"><text:span text:style-name="T3"><text:s text:c="2"/>task &lt;task name&gt;;</text:span></text:p>
      <text:p text:style-name="P41"><text:span text:style-name="T3"><text:s text:c="4"/>/* verilator public */</text:span></text:p>
      <text:p text:style-name="P41"><text:span text:style-name="T3"><text:s text:c="4"/>&lt;task inputs&gt;</text:span></text:p>
      <text:p text:style-name="P41"><text:span text:style-name="T3"><text:s text:c="4"/>begin</text:span></text:p>
      <text:p text:style-name="P41"><text:span text:style-name="T3"><text:s text:c="6"/>&lt;task statements&gt;;</text:span></text:p>
      <text:p text:style-name="P41"><text:span text:style-name="T3"><text:s text:c="4"/>end</text:span></text:p>
      <text:p text:style-name="P41"><text:span text:style-name="T3"><text:s text:c="2"/>endtask</text:span></text:p>
      <text:p text:style-name="P41"><text:span text:style-name="T3"/></text:p>
      <text:p text:style-name="P10"><text:span text:style-name="T3">There is a placeholder for calling the task to set the internal counter in the testbench:</text:span></text:p>
      <text:p text:style-name="P10"><text:span text:style-name="T3"/></text:p>
      <text:p text:style-name="P41"><text:span text:style-name="T3"><text:s text:c="2"/>cout &lt;&lt; endl &lt;&lt; "Setting internal counter to 2..." &lt;&lt; endl;</text:span></text:p>
      <text:p text:style-name="P41"><text:soft-page-break/><text:span text:style-name="T3"/></text:p>
      <text:p text:style-name="P41"><text:span text:style-name="T3"><text:s text:c="2"/>/* Call task to set internal counter here */</text:span></text:p>
      <text:p text:style-name="P10"><text:span text:style-name="T3"/></text:p>
      <text:p text:style-name="P10"><text:span text:style-name="T3">Insert a call to the task here, </text:span><text:span text:style-name="T15">and make sure to also call the model’s </text:span><text:span text:style-name="T9">eval()</text:span><text:span text:style-name="T15"> function immediately afterwards.</text:span><text:span text:style-name="T3"> </text:span><text:span text:style-name="T13">When you </text:span><text:span text:style-name="T15">rebuild and</text:span><text:span text:style-name="T13"> run the testbench, you should see the effect of the task setting the internal counter towards the end of the output.</text:span></text:p>
      <text:p text:style-name="P10"><text:span text:style-name="T13"/></text:p>
      <text:p text:style-name="P21"><text:span text:style-name="T3">A note on modifying state with tasks</text:span></text:p>
      <text:p text:style-name="P11"><text:span text:style-name="T3"/></text:p>
      <text:p text:style-name="P11"><text:span text:style-name="T3">When we wrote the task, we used a blocking assignment to write to the internal counter:</text:span></text:p>
      <text:p text:style-name="P11"><text:span text:style-name="T3"/></text:p>
      <text:p text:style-name="P42"><text:span text:style-name="T3"><text:s text:c="2"/>internal_count = new_internal_count;</text:span></text:p>
      <text:p text:style-name="P11"><text:span text:style-name="T3"/></text:p>
      <text:p text:style-name="P12"><text:span text:style-name="T3">However, there are non-blocking (or delayed) assignments to the internal count inside the implementation of the counter:</text:span></text:p>
      <text:p text:style-name="P12"><text:span text:style-name="T3"/></text:p>
      <text:p text:style-name="P43"><text:span text:style-name="T3"><text:s text:c="2"/>always @(posedge clock_i) begin</text:span></text:p>
      <text:p text:style-name="P43"><text:span text:style-name="T3"><text:s text:c="4"/>if (reset_i) begin</text:span></text:p>
      <text:p text:style-name="P43"><text:span text:style-name="T3"><text:s text:c="6"/>count_o &lt;= 0;</text:span></text:p>
      <text:p text:style-name="P43"><text:span text:style-name="T3"><text:s text:c="6"/></text:span><text:span text:style-name="T14">internal_count &lt;= 0;</text:span></text:p>
      <text:p text:style-name="P43"><text:span text:style-name="T3"><text:s text:c="4"/>end else if (enable_i) begin</text:span></text:p>
      <text:p text:style-name="P43"><text:span text:style-name="T3"><text:s text:c="6"/>if (internal_count == (CYCLES_PER_COUNT - 1)) begin</text:span></text:p>
      <text:p text:style-name="P43"><text:span text:style-name="T3"><text:s text:c="8"/>count_o &lt;= count_o + 1;</text:span></text:p>
      <text:p text:style-name="P43"><text:span text:style-name="T3"><text:s text:c="7"/></text:span><text:span text:style-name="T14"><text:s/>internal_count &lt;= 0;</text:span></text:p>
      <text:p text:style-name="P43"><text:span text:style-name="T3"><text:s text:c="6"/>end else</text:span></text:p>
      <text:p text:style-name="P43"><text:span text:style-name="T3"><text:s text:c="7"/></text:span><text:span text:style-name="T14"><text:s/>internal_count &lt;= internal_count + 1;</text:span></text:p>
      <text:p text:style-name="P43"><text:span text:style-name="T3"><text:s text:c="4"/>end</text:span></text:p>
      <text:p text:style-name="P12"><text:span text:style-name="T3"/></text:p>
      <text:p text:style-name="P13"><text:span text:style-name="T3">This usually causes an issue when we generate the model with Verilator:</text:span></text:p>
      <text:p text:style-name="P13"/>
      <text:p text:style-name="P44"><text:span text:style-name="T3">%Error-BLKANDNBLK: counter.v:14: Unsupported: Blocked and non-blocking assignments to same variable: internal_count</text:span></text:p>
      <text:p text:style-name="P44"><text:span text:style-name="T3">%Error: Exiting due to 1 error(s)</text:span></text:p>
      <text:p text:style-name="P44"><text:span text:style-name="T3">%Error: See the manual and http://www.veripool.org/verilator for more assistance.</text:span></text:p>
      <text:p text:style-name="P44"><text:span text:style-name="T3">%Error: Command Failed /usr/bin/verilator_bin top.v counter.v --top-module top --cc --trace</text:span></text:p>
      <text:p text:style-name="P13"><text:span text:style-name="T3"/></text:p>
      <text:p text:style-name="P13"><text:span text:style-name="T3">Usually Verilator doesn’t support both a blocking and non-blocking assignment in general. However, for the purpose of only using a blocking assignment inside a task called from a C++ testbench, it works correctly, as long as. In order to work around th</text:span><text:span text:style-name="T16">is error, we add an extra flag when we invoke Verilator:</text:span></text:p>
      <text:p text:style-name="P13"><text:span text:style-name="T16"/></text:p>
      <text:p text:style-name="P44"><text:span text:style-name="T16"><text:s text:c="2"/>verilator -Wno-BLKANDNBLK &lt;other arguments&gt;</text:span></text:p>
      <text:p text:style-name="P13"><text:span text:style-name="T16"><text:s text:c="2"/></text:span></text:p>
      <text:p text:style-name="P13"><text:span text:style-name="T3">See also: </text:span><text:a xlink:type="simple" xlink:href="https://www.veripool.org/issues/449-Verilator-Using-public-accessor-tasks-functions-to-read-and-write-registers-causes-BLKANDNBLK-error" text:style-name="Internet_20_link" text:visited-style-name="Visited_20_Internet_20_Link"><text:span text:style-name="T3">https://www.veripool.org/issues/449-Verilator-Using-public-accessor-tasks-functions-to-read-and-write-registers-causes-BLKANDNBLK-error</text:span></text:a><text:span text:style-name="T3"> </text:span><text:span text:style-name="T16">for more information.</text:span></text:p>
      <text:p text:style-name="P13"><text:span text:style-name="T16"/></text:p>
      <text:p text:style-name="P22"><text:span text:style-name="T3">Dumping state in trace files</text:span></text:p>
      <text:p text:style-name="P14"><text:span text:style-name="T3"/></text:p>
      <text:p text:style-name="P14"><text:span text:style-name="T3">There is a placeholder for instantiating the trace file in the testbench:</text:span></text:p>
      <text:p text:style-name="P14"><text:span text:style-name="T3"/></text:p>
      <text:p text:style-name="P45"><text:s text:c="2"/>model = new Vtop;</text:p>
      <text:p text:style-name="P45"><text:s text:c="2"/>/* Instantiate trace file here */</text:p>
      <text:p text:style-name="P14"><text:soft-page-break/></text:p>
      <text:p text:style-name="P14">as well as one for its close:</text:p>
      <text:p text:style-name="P14"/>
      <text:p text:style-name="P45"><text:s text:c="2"/>/* Close the tracefile here */</text:p>
      <text:p text:style-name="P14"/>
      <text:p text:style-name="P14">In the placeholder for instantiating the tracefile, we need to:</text:p>
      <text:p text:style-name="P14"/>
      <text:p text:style-name="P45"><text:s text:c="2"/>traceFile = new VerilatedVcdC; <text:s text:c="2"/>// Instantiate an object for tracing</text:p>
      <text:p text:style-name="P45"><text:s text:c="2"/>model-&gt;trace(traceFile, 99); <text:s text:c="4"/>// Connect our model with the trace file</text:p>
      <text:p text:style-name="P45"><text:s text:c="2"/>traceFile-&gt;open("model.vcd"); <text:s text:c="3"/>// Open a file on disk for dumping to</text:p>
      <text:p text:style-name="P45"/>
      <text:p text:style-name="P14">In the placeholder for closing, we need to add:</text:p>
      <text:p text:style-name="P14"/>
      <text:p text:style-name="P45"><text:s text:c="2"/>traceFile-&gt;close();</text:p>
      <text:p text:style-name="P14"/>
      <text:p text:style-name="P15">We also need to dump state to the tracefile. We can do this at every clock edge. Modify the <text:span text:style-name="T17">clockModel() </text:span>function so that after each call to <text:span text:style-name="T17">eval()</text:span>:</text:p>
      <text:p text:style-name="P15"/>
      <text:list xml:id="list2452773228" text:style-name="L6">
        <text:list-item>
          <text:p text:style-name="P16"><text:span text:style-name="T17">simTime</text:span> is increased by 5.</text:p>
        </text:list-item>
        <text:list-item>
          <text:p text:style-name="P16"><text:span text:style-name="T17">traceFile-&gt;dump(simTime)</text:span> is called.</text:p>
        </text:list-item>
      </text:list>
      <text:p text:style-name="P15"/>
      <text:p text:style-name="P15">Rebuild the model and run the testbench again. There should be a new file in the output directory, called <text:span text:style-name="T17">model.vcd</text:span>.</text:p>
      <text:p text:style-name="P15"/>
      <text:p text:style-name="P23">Inspection with GTKWave</text:p>
      <text:p text:style-name="P15"/>
      <text:p text:style-name="P17">Open the trace file with GTKWave:</text:p>
      <text:p text:style-name="P17"/>
      <text:p text:style-name="P46"><text:s text:c="2"/>gtkwave model.vcd</text:p>
      <text:p text:style-name="P17"/>
      <text:p text:style-name="P17">Notes on using GTKWave:</text:p>
      <text:p text:style-name="P17"/>
      <text:list xml:id="list4091586496" text:style-name="L7">
        <text:list-item>
          <text:p text:style-name="P18">The top left pane is for navigating the structure of the Verilog</text:p>
        </text:list-item>
        <text:list-item>
          <text:p text:style-name="P18">When a Verilog module is highlighted, the bottom left pane shows the signals in that module.</text:p>
        </text:list-item>
        <text:list-item>
          <text:p text:style-name="P18">Signals of interest can be dragged into the list of signals on the right-hand pane.</text:p>
        </text:list-item>
        <text:list-item>
          <text:p text:style-name="P18">Zooming in and out (+ and – icons on the toolbar) can be helpful for examining model behaviour at the right level of detail.</text:p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5:58.840391857</meta:creation-date>
    <dc:date>2018-07-01T07:43:26.280601903</dc:date>
    <meta:editing-duration>PT19H52M28S</meta:editing-duration>
    <meta:editing-cycles>8</meta:editing-cycles>
    <meta:generator>LibreOffice/5.4.6.2$Linux_X86_64 LibreOffice_project/4014ce260a04f1026ba855d3b8d91541c224eab8</meta:generator>
    <meta:document-statistic meta:table-count="0" meta:image-count="0" meta:object-count="0" meta:page-count="5" meta:paragraph-count="140" meta:word-count="1132" meta:character-count="7183" meta:non-whitespace-character-count="5975"/>
  </office:meta>
</office:document-meta>
</file>